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svg:stroke-width="0.102cm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3.839cm" svg:height="2.17cm" svg:x="1.986cm" svg:y="9.754cm">
          <text:p text:style-name="P1"><text:span text:style-name="T1">FD</text:span></text:p>
          <text:p text:style-name="P1"><text:span text:style-name="T1">Ground Station</text:span></text:p>
        </draw:rect>
        <draw:rect draw:style-name="gr1" draw:text-style-name="P1" xml:id="id2" draw:id="id2" draw:layer="layout" svg:width="3.839cm" svg:height="2.17cm" svg:x="9.347cm" svg:y="7.125cm">
          <text:p text:style-name="P1"><text:span text:style-name="T1">HD Avionics</text:span></text:p>
        </draw:rect>
        <draw:rect draw:style-name="gr1" draw:text-style-name="P1" xml:id="id3" draw:id="id3" draw:layer="layout" svg:width="3.839cm" svg:height="2.17cm" svg:x="9.347cm" svg:y="12.054cm">
          <text:p text:style-name="P1"><text:span text:style-name="T1">HD Avionics</text:span></text:p>
        </draw:rect>
        <draw:connector draw:style-name="gr2" draw:text-style-name="P2" draw:layer="layout" draw:type="line" svg:x1="5.825cm" svg:y1="10.839cm" svg:x2="9.347cm" svg:y2="8.21cm" draw:start-shape="id1" draw:start-glue-point="1" draw:end-shape="id2" svg:d="M5825 10839l3522-2629">
          <text:p/>
        </draw:connector>
        <draw:connector draw:style-name="gr2" draw:text-style-name="P2" draw:layer="layout" draw:type="line" svg:x1="5.825cm" svg:y1="10.839cm" svg:x2="9.347cm" svg:y2="13.139cm" draw:start-shape="id1" draw:start-glue-point="1" draw:end-shape="id3" draw:end-glue-point="3" svg:d="M5825 10839l3522 2300">
          <text:p/>
        </draw:connector>
        <draw:connector draw:style-name="gr2" draw:text-style-name="P2" draw:layer="layout" draw:type="line" svg:x1="11.266cm" svg:y1="12.054cm" svg:x2="11.266cm" svg:y2="9.295cm" draw:start-shape="id3" draw:start-glue-point="0" draw:end-shape="id2" draw:end-glue-point="2" svg:d="M11266 12054v-2759">
          <text:p/>
        </draw:connector>
        <draw:rect draw:style-name="gr1" draw:text-style-name="P1" xml:id="id4" draw:id="id4" draw:layer="layout" svg:width="3.839cm" svg:height="2.17cm" svg:x="14.986cm" svg:y="9.755cm">
          <text:p text:style-name="P1"><text:span text:style-name="T1">FD</text:span></text:p>
          <text:p text:style-name="P1"><text:span text:style-name="T1">Ground Station</text:span></text:p>
        </draw:rect>
        <draw:rect draw:style-name="gr1" draw:text-style-name="P1" xml:id="id5" draw:id="id5" draw:layer="layout" svg:width="3.839cm" svg:height="2.17cm" svg:x="22.347cm" svg:y="7.126cm">
          <text:p text:style-name="P1"><text:span text:style-name="T1">FD Avionics</text:span></text:p>
        </draw:rect>
        <draw:rect draw:style-name="gr1" draw:text-style-name="P1" xml:id="id6" draw:id="id6" draw:layer="layout" svg:width="3.839cm" svg:height="2.17cm" svg:x="22.347cm" svg:y="12.055cm">
          <text:p text:style-name="P1"><text:span text:style-name="T1">FD Avionics</text:span></text:p>
        </draw:rect>
        <draw:connector draw:style-name="gr2" draw:text-style-name="P2" draw:layer="layout" draw:type="line" svg:x1="18.825cm" svg:y1="10.84cm" svg:x2="22.347cm" svg:y2="8.211cm" draw:start-shape="id4" draw:start-glue-point="1" draw:end-shape="id5" svg:d="M18825 10840l3522-2629">
          <text:p/>
        </draw:connector>
        <draw:connector draw:style-name="gr2" draw:text-style-name="P2" draw:layer="layout" draw:type="line" svg:x1="18.825cm" svg:y1="10.84cm" svg:x2="22.347cm" svg:y2="13.14cm" draw:start-shape="id4" draw:start-glue-point="1" draw:end-shape="id6" draw:end-glue-point="3" svg:d="M18825 10840l3522 2300">
          <text:p/>
        </draw:connector>
        <draw:connector draw:style-name="gr2" draw:text-style-name="P2" draw:layer="layout" draw:type="line" svg:x1="24.266cm" svg:y1="12.055cm" svg:x2="24.266cm" svg:y2="9.296cm" draw:start-shape="id6" draw:start-glue-point="0" draw:end-shape="id5" draw:end-glue-point="2" svg:d="M24266 12055v-2759">
          <text:p/>
        </draw:connector>
        <draw:frame draw:style-name="gr3" draw:layer="layout" svg:width="1.455cm" svg:height="0.963cm" svg:x="8.197cm" svg:y="14.478cm">
          <draw:text-box>
            <text:p>(a)</text:p>
          </draw:text-box>
        </draw:frame>
        <draw:frame draw:style-name="gr4" draw:layer="layout" svg:width="1.277cm" svg:height="0.963cm" svg:x="21.075cm" svg:y="14.531cm">
          <draw:text-box>
            <text:p>(b)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12-15T15:07:23.71</meta:creation-date>
    <dc:date>2018-02-09T23:27:12.40</dc:date>
    <dc:creator>Ernest </dc:creator>
    <meta:editing-duration>PT45M15S</meta:editing-duration>
    <meta:editing-cycles>7</meta:editing-cycles>
    <meta:generator>OpenOffice/4.1.2$Win32 OpenOffice.org_project/412m3$Build-9782</meta:generator>
    <meta:document-statistic meta:object-count="37"/>
  </office:meta>
</office:document-meta>
</file>